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07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12.289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6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2"/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Editorial </text:p>
          </table:table-cell>
          <table:table-cell table:style-name="ce3" office:value-type="string" calcext:value-type="string">
            <text:p>Open Access</text:p>
          </table:table-cell>
          <table:table-cell table:style-name="ce1" office:value-type="string" calcext:value-type="string">
            <text:p>Indexada en FECYT</text:p>
          </table:table-cell>
          <table:table-cell table:style-name="ce1" office:value-type="string" calcext:value-type="string">
            <text:p>Cuartil</text:p>
          </table:table-cell>
        </table:table-row>
        <table:table-row table:style-name="ro1">
          <table:table-cell office:value-type="string" calcext:value-type="string">
            <text:p>Agricultural Robotics for Field Oper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nsors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Q2</text:p>
          </table:table-cell>
        </table:table-row>
        <table:table-row table:style-name="ro1">
          <table:table-cell office:value-type="string" calcext:value-type="string">
            <text:p>Fruit Localitation and Environment Perception for Strawberry Harvesting Robo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stitute of Electrical and Electronics Engineers (IEEE)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Q1</text:p>
          </table:table-cell>
        </table:table-row>
        <table:table-row table:style-name="ro1">
          <table:table-cell office:value-type="string" calcext:value-type="string">
            <text:p>Implementación de sistema operativo robótico en una plataforma de robot móvi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evista de Ingeniería Electrónica, Automática y Comunicaciones (RIELAC)</text:p>
          </table:table-cell>
          <table:table-cell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search and development in agricultural robotics: A perspective of digital farm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ternational Journal of Agricultural and Biological Engineering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Q2</text:p>
          </table:table-cell>
        </table:table-row>
        <table:table-row table:style-name="ro1">
          <table:table-cell office:value-type="string" calcext:value-type="string">
            <text:p>You Only Look Once: Unified, Real-Time Object Detec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EEE Conference on Computer Vision and Pattern Recognition (CVPR)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2:19:07.991477780</meta:creation-date>
    <dc:date>2023-01-21T15:47:59.191579346</dc:date>
    <meta:editing-duration>PT47M12S</meta:editing-duration>
    <meta:editing-cycles>3</meta:editing-cycles>
    <meta:generator>LibreOffice/7.3.7.2$Linux_X86_64 LibreOffice_project/30$Build-2</meta:generator>
    <meta:document-statistic meta:table-count="1" meta:cell-count="36" meta:object-count="0"/>
  </office:meta>
</office:document-meta>
</file>